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family-generic="roman"/>
    <style:font-face style:name="Lohit Hindi2" svg:font-family="'Lohit Hindi'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08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hyphenate="tru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tyle="normal" style:font-style-asian="normal" style:font-style-complex="normal" fo:hyphenate="true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ans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ans" style:font-name-asian="Lohit Hindi" style:font-size-asian="12pt" style:language-asian="hi" style:country-asian="IN" style:font-name-complex="DejaVu Sans" style:font-size-complex="6.80000019073486pt" style:language-complex="en" style:country-complex="US" fo:hyphenate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DejaVu Sans" style:font-name-complex="Lohit Hindi1"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tyle="normal" style:font-style-asian="normal" style:font-style-complex="normal" fo:hyphenate="true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Lohit Hindi" style:font-size-asian="12pt" style:language-asian="hi" style:country-asian="IN" fo:hyphenate="true"/>
    </style:style>
    <style:style style:name="ce16" style:family="table-cell" style:parent-style-name="Default"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3" style:family="text">
      <style:text-properties style:font-name="Lohit Hindi2" style:letter-kerning="true" style:font-name-asian="Lohit Hindi" style:font-size-asian="12pt" style:language-asian="hi" style:country-asian="IN"/>
    </style:style>
    <style:style style:name="T4" style:family="text">
      <style:text-properties style:font-name="Liberation Serif1" fo:font-size="12pt" style:letter-kerning="true" style:font-name-asian="Lohit Hindi" style:font-size-asian="12pt" style:language-asian="hi" style:country-asian="IN"/>
    </style:style>
    <style:style style:name="T5" style:family="text"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6" style:family="text">
      <style:text-properties fo:font-size="12pt" style:letter-kerning="true" style:font-name-asian="Lohit Hindi" style:font-size-asian="12pt" style:language-asian="hi" style:country-asian="IN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<text:s/>Piráti</text:p>
          </table:table-cell>
          <table:table-cell office:value-type="string">
            <text:p>TOP 09</text:p>
          </table:table-cell>
          <table:table-cell office:value-type="string">
            <text:p><text:s/>ODS***</text:p>
          </table:table-cell>
          <table:table-cell office:value-type="string">
            <text:p><text:s/>ČSSD</text:p>
          </table:table-cell>
          <table:table-cell office:value-type="string">
            <text:p><text:s/>KSČM</text:p>
          </table:table-cell>
          <table:table-cell office:value-type="string">
            <text:p><text:s/>ANO</text:p>
          </table:table-cell>
          <table:table-cell office:value-type="string">
            <text:p><text:s/>Trojkoalice</text:p>
          </table:table-cell>
          <table:table-cell office:value-type="string">
            <text:p><text:s/>Svobodní</text:p>
          </table:table-cell>
          <table:table-cell/>
        </table:table-row>
        <table:table-row table:style-name="ro2">
          <table:table-cell table:style-name="ce1" office:value-type="string">
            <text:p>1. Podpoříte vyhlášku, která zaváže Prahu a všechny městské organizace, aby zveřejňovaly smlouvy na Internetu (a to včetně metadat)?</text:p>
          </table:table-cell>
          <table:table-cell table:style-name="ce2" office:value-type="string">
            <text:p>Ano, navíc zlepšíme současný registr</text:p>
          </table:table-cell>
          <table:table-cell table:style-name="ce2"/>
          <table:table-cell table:style-name="ce2" office:value-type="string">
            <text:p>Ano</text:p>
          </table:table-cell>
          <table:table-cell table:style-name="ce5" office:value-type="string">
            <text:p>Ano, budeme zveřejňovat přes jednotný portál*</text:p>
          </table:table-cell>
          <table:table-cell table:number-columns-repeated="2" table:style-name="ce2" office:value-type="string">
            <text:p>Ano</text:p>
          </table:table-cell>
          <table:table-cell table:style-name="ce12" office:value-type="string">
            <text:p>Ano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2. Souhlasíte s tím, aby Praha příští 4 roky nezvyšovala reálné jízdné v MHD?</text:p>
          </table:table-cell>
          <table:table-cell table:style-name="ce2" office:value-type="string">
            <text:p>Ano, v dopravním podniku se dá ušetřit </text:p>
          </table:table-cell>
          <table:table-cell table:style-name="ce2"/>
          <table:table-cell table:style-name="ce2" office:value-type="string">
            <text:p>Z programu nelze vyčíst</text:p>
          </table:table-cell>
          <table:table-cell table:style-name="ce5" office:value-type="string">
            <text:p>Ano, zdražovat jen v případě velkého zlepšení*</text:p>
          </table:table-cell>
          <table:table-cell table:style-name="ce2" office:value-type="string">
            <text:p>Ano, jsme pro bezplatnou MHD</text:p>
          </table:table-cell>
          <table:table-cell table:style-name="ce2" office:value-type="string">
            <text:p>Ano, se zdražováním nepočítáme</text:p>
          </table:table-cell>
          <table:table-cell table:style-name="ce13" office:value-type="string">
            <text:p><text:span text:style-name="T3">Ano, jízdné za 10 Kč/den pro roční předplatné*</text:span></text:p>
            <text:p><text:span text:style-name="T4"/>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. Souhlasíte s tím, aby o zásadních otázkách rozhodovali Pražané v referendu?**</text:p>
          </table:table-cell>
          <table:table-cell table:style-name="ce2" office:value-type="string">
            <text:p>Ano, referenda navíc vždy respektujeme</text:p>
          </table:table-cell>
          <table:table-cell table:style-name="ce2"/>
          <table:table-cell table:style-name="ce2" office:value-type="string">
            <text:p>Z programu nelze vyčíst</text:p>
          </table:table-cell>
          <table:table-cell table:style-name="ce6" office:value-type="string">
            <text:p>Ano</text:p>
          </table:table-cell>
          <table:table-cell table:style-name="ce2" office:value-type="string">
            <text:p>Ano, máme přímo ve volebním programu</text:p>
          </table:table-cell>
          <table:table-cell table:style-name="ce2" office:value-type="string">
            <text:p>Principiálně ano </text:p>
          </table:table-cell>
          <table:table-cell table:style-name="ce14" office:value-type="string">
            <text:p>Ano</text:p>
          </table:table-cell>
          <table:table-cell table:style-name="ce2"/>
          <table:table-cell/>
        </table:table-row>
        <table:table-row table:style-name="ro5">
          <table:table-cell table:style-name="ce1" office:value-type="string">
            <text:p>4. Budete prosazovat, aby Praha začala používat svobodný software namísto software s uzavřeným kódem?</text:p>
          </table:table-cell>
          <table:table-cell table:style-name="ce2" office:value-type="string">
            <text:p>Ano, začali s tím už v Městské knihovně</text:p>
          </table:table-cell>
          <table:table-cell table:style-name="ce2"/>
          <table:table-cell table:style-name="ce2" office:value-type="string">
            <text:p>Z programu nelze vyčíst</text:p>
          </table:table-cell>
          <table:table-cell table:style-name="ce6" office:value-type="string">
            <text:p>Nemáme jasný názor</text:p>
          </table:table-cell>
          <table:table-cell table:style-name="ce2" office:value-type="string">
            <text:p>Ano</text:p>
          </table:table-cell>
          <table:table-cell table:style-name="ce2" office:value-type="string">
            <text:p>Nevíme, co Praha používá za software</text:p>
          </table:table-cell>
          <table:table-cell table:style-name="ce12" office:value-type="string">
            <text:p>Ano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5. Souhlasíte s tím, aby byla část rozpočtu Prahy vyčleněna na participativní rozpočtování,** tedy že by o části rozpočtu rozhodovali přímo Pražané?</text:p>
          </table:table-cell>
          <table:table-cell table:style-name="ce2" office:value-type="string">
            <text:p>Ano, ve straně ho používáme a funguje</text:p>
          </table:table-cell>
          <table:table-cell table:style-name="ce2" office:value-type="string">
            <text:p>Ne, považuji to za levicovou věc</text:p>
          </table:table-cell>
          <table:table-cell table:style-name="ce2" office:value-type="string">
            <text:p>Z programu nelze vyčíst</text:p>
          </table:table-cell>
          <table:table-cell table:style-name="ce6" office:value-type="string">
            <text:p>Ano</text:p>
          </table:table-cell>
          <table:table-cell table:style-name="ce2" office:value-type="string">
            <text:p>Ano, máme přímo ve volebním programu</text:p>
          </table:table-cell>
          <table:table-cell table:style-name="ce2" office:value-type="string">
            <text:p>Pokud bude rozpočet přebytkový, není problém</text:p>
          </table:table-cell>
          <table:table-cell table:style-name="ce14" office:value-type="string">
            <text:p>Ano</text:p>
          </table:table-cell>
          <table:table-cell table:style-name="ce2"/>
          <table:table-cell/>
        </table:table-row>
        <table:table-row table:style-name="ro5">
          <table:table-cell table:style-name="ce1" office:value-type="string">
            <text:p>6. Souhlasíte s vyhláškou, která zakazuje požívání alkoholu na velké části veřejných prostranství Prahy, například na Petříně?</text:p>
          </table:table-cell>
          <table:table-cell table:style-name="ce2" office:value-type="string">
            <text:p>Ne, chceme ji zrevidovat</text:p>
          </table:table-cell>
          <table:table-cell table:style-name="ce2" office:value-type="string">
            <text:p>Ano</text:p>
          </table:table-cell>
          <table:table-cell table:style-name="ce2" office:value-type="string">
            <text:p>Ne, nepodporujeme plošný zákaz pití alkoholu</text:p>
          </table:table-cell>
          <table:table-cell table:style-name="ce6" office:value-type="string">
            <text:p>Ano</text:p>
          </table:table-cell>
          <table:table-cell table:style-name="ce9" office:value-type="string">
            <text:p>Ano, <text:span text:style-name="T2">ale nechceme pokutovat za pivo v létě*</text:span></text:p>
          </table:table-cell>
          <table:table-cell table:style-name="ce2" office:value-type="string">
            <text:p>Ano, ale v některých lokalitách nemá smysl</text:p>
          </table:table-cell>
          <table:table-cell table:style-name="ce13" office:value-type="string">
            <text:p>Ano, ale místa je třeba volit s rozmyslem*</text:p>
          </table:table-cell>
          <table:table-cell table:style-name="ce2"/>
          <table:table-cell/>
        </table:table-row>
        <table:table-row table:style-name="ro5">
          <table:table-cell table:style-name="ce1" office:value-type="string">
            <text:p>7. Podpoříte vyhlášku, která by školám zřizovaným Prahou nařizovala uvolňovat zaměstnanecká díla** pod svobodnou licencí?</text:p>
          </table:table-cell>
          <table:table-cell table:style-name="ce2" office:value-type="string">
            <text:p>Ano, díla vytvářejí za veřejné peníze</text:p>
          </table:table-cell>
          <table:table-cell table:style-name="ce2" office:value-type="string">
            <text:p>Nelze říci</text:p>
          </table:table-cell>
          <table:table-cell table:style-name="ce2" office:value-type="string">
            <text:p>Z programu nelze vyčíst</text:p>
          </table:table-cell>
          <table:table-cell table:style-name="ce6" office:value-type="string">
            <text:p>Nemáme jasný názor</text:p>
          </table:table-cell>
          <table:table-cell table:style-name="ce2" office:value-type="string">
            <text:p>Ano</text:p>
          </table:table-cell>
          <table:table-cell table:style-name="ce2" office:value-type="string">
            <text:p>Nemáme jasný názor, máme málo informací</text:p>
          </table:table-cell>
          <table:table-cell table:style-name="ce14" office:value-type="string">
            <text:p>Nemáme jasný názor</text:p>
          </table:table-cell>
          <table:table-cell table:style-name="ce2"/>
          <table:table-cell/>
        </table:table-row>
        <table:table-row table:style-name="ro6">
          <table:table-cell table:style-name="ce1" office:value-type="string">
            <text:p>Jaké jsou vaše priority v oblasti dopravy?</text:p>
          </table:table-cell>
          <table:table-cell table:style-name="ce2" office:value-type="string">
            <text:p>Stavba metra D do Písnice, dokončení městského okruhu, analýza rozvoje městské železnice, WiFi v MHD, analýza zavedení bezplatné MHD</text:p>
          </table:table-cell>
          <table:table-cell table:style-name="ce2"/>
          <table:table-cell table:style-name="ce2" office:value-type="string">
            <text:p>Pustit do hromadné dopravy soukromé subjekty, aby vznikla konkurence, navýšit počet parkovacích ploch, výstavba metra D</text:p>
          </table:table-cell>
          <table:table-cell table:style-name="ce7" office:value-type="string">
            <text:p><text:span text:style-name="T1">Větší zapojení železniční dopravy, výstavba metra D, humanizace severojižní magistrály, zavedení nízkoemisních zón, omezení hlukové zátěže*</text:span></text:p>
          </table:table-cell>
          <table:table-cell table:style-name="ce10" office:value-type="string">
            <text:p><text:span text:style-name="T1">Bezplatná MHD, zvýšení podílu železniční dopravy, výstavba dalších tras metra, dokončení městského a silničního okruhu, výstavba P+R parkovišť*</text:span></text:p>
          </table:table-cell>
          <table:table-cell table:style-name="ce11" office:value-type="string">
            <text:p>Severní varianta okruhu, rychlodráha spojující letiště s centrem, lepší zpřístupnění a zkvalitnění MHD, více parkovacích míst pro Pražany*</text:p>
          </table:table-cell>
          <table:table-cell table:style-name="ce15" office:value-type="string">
            <text:p><text:span text:style-name="T5">Jízdné za 10 Kč/den, metro D, parkovací systém upřednostňující rezidenty, preference pěších a cyklistů, zlepšení integrace vlakové dopravy*</text:span>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Jak se budete snažit oddlužit hlavní město?</text:p>
          </table:table-cell>
          <table:table-cell table:style-name="ce2" office:value-type="string">
            <text:p>Vypovíme nevýhodné smlouvy (např. v oblasti IT), zprůhledníme hospodaření městských společností, a snížíme tak prostor pro korupci</text:p>
          </table:table-cell>
          <table:table-cell table:style-name="ce2"/>
          <table:table-cell table:style-name="ce4" office:value-type="string">
            <text:p><text:span text:style-name="T1">Zeštíhlíme magistrát, přestaneme platit služby, které by z veřejných peněz placeny být neměly, omezíme dotace občanským sdružením</text:span></text:p>
          </table:table-cell>
          <table:table-cell table:style-name="ce7" office:value-type="string">
            <text:p><text:span text:style-name="T1">Budeme nakupovat centrálně, zefektivníme kontrolu a čerpání běžných výdajů, nebudeme schvalovat projekty, na které není zajištěno financování*</text:span></text:p>
          </table:table-cell>
          <table:table-cell table:style-name="ce10" office:value-type="string">
            <text:p><text:span text:style-name="T1">Vytvoříme rezervu na splácení dluhu, prověříme dříve uzavřené smlouvy, zprůhledníme veřejné zakázky, zvýšíme podíl dotací z EU a od státu*</text:span></text:p>
          </table:table-cell>
          <table:table-cell table:style-name="ce7" office:value-type="string">
            <text:p>Hospodárným financováním jen těch projektů, které Pražané opravdu potřebují</text:p>
          </table:table-cell>
          <table:table-cell table:style-name="ce14" office:value-type="string">
            <text:p>Přestaneme mrhat peníze v podivných nákupech a nebudeme stavět megalomanské stavby typu Blanka</text:p>
          </table:table-cell>
          <table:table-cell table:style-name="ce2"/>
          <table:table-cell/>
        </table:table-row>
        <table:table-row table:style-name="ro7">
          <table:table-cell table:style-name="ce1" office:value-type="string">
            <text:p>Jak byste pokračovali s přípravou územního plánu Prahy?</text:p>
          </table:table-cell>
          <table:table-cell table:style-name="ce2" office:value-type="string">
            <text:p>Lidé mají mít možnost územní plán připomínkovat, město by jejich připomínky mělo vyhodnotit a o důležitých otázkách vypsat referendum</text:p>
          </table:table-cell>
          <table:table-cell table:style-name="ce2"/>
          <table:table-cell table:style-name="ce2" office:value-type="string">
            <text:p>Budeme posilovat názor městských částí, které mají k Pražanům nejblíže; nebudeme zvýhodňovat developery</text:p>
          </table:table-cell>
          <table:table-cell table:style-name="ce8" office:value-type="string">
            <text:p>Chceme urychlit práce na přípravě nového územního plánu</text:p>
          </table:table-cell>
          <table:table-cell table:style-name="ce10" office:value-type="string">
            <text:p><text:span text:style-name="T1">Příprava ÚP musí být řádně prodiskutována s občany, občanskými sdruženími a městskými částmi; nesouhlasíme se zahušťováním výstavby*</text:span></text:p>
          </table:table-cell>
          <table:table-cell table:style-name="ce8" office:value-type="string">
            <text:p>Opět ve stejném duchu, aby územní plán sloužil Pražanům, nikoli zájmovým skupinám</text:p>
          </table:table-cell>
          <table:table-cell table:style-name="ce2" office:value-type="string">
            <text:p><text:span text:style-name="T5">Je potřeba změnit zadání, územní plán má skutečně regulovat; také je potřeba dodržet posloupnost schvalování a ne schvalovat páté přes deváté</text:span></text:p>
            <text:p><text:span text:style-name="T6"/></text:p>
          </table:table-cell>
          <table:table-cell table:style-name="ce2"/>
          <table:table-cell/>
        </table:table-row>
        <table:table-row table:style-name="ro1">
          <table:table-cell/>
          <table:table-cell table:style-name="ce1" table:number-columns-repeated="6"/>
          <table:table-cell table:style-name="ce16"/>
          <table:table-cell table:style-name="ce1"/>
          <table:table-cell/>
        </table:table-row>
        <table:table-row table:style-name="ro1">
          <table:table-cell/>
          <table:table-cell table:style-name="ce1" table:number-columns-repeated="8"/>
          <table:table-cell/>
        </table:table-row>
        <table:table-row table:style-name="ro1" table:number-rows-repeated="2">
          <table:table-cell/>
          <table:table-cell table:style-name="ce3" table:number-columns-repeated="8"/>
          <table:table-cell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, Arial" style:font-family-generic="roman"/>
    <style:font-face style:name="Lohit Hindi2" svg:font-family="'Lohit Hindi'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.00.0000</text:date>, <text:time style:data-style-name="N2" text:time-value="0000-00-00T21:45:2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27T12:51:35</meta:creation-date>
    <dc:date>2014-09-02T22:10:17</dc:date>
    <dc:creator>Adam </dc:creator>
    <meta:editing-duration>PT10H27M6S</meta:editing-duration>
    <meta:editing-cycles>16</meta:editing-cycles>
    <meta:generator>LibreOffice/4.0.2.2$Linux_X86_64 LibreOffice_project/400m0$Build-2</meta:generator>
    <meta:document-statistic meta:table-count="1" meta:cell-count="81" meta:object-count="0"/>
  </office:meta>
</office:document-meta>
</file>